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officeooo:rsid="003a981d"/>
    </style:style>
    <style:style style:name="T35" style:family="text">
      <style:text-properties style:font-name="FreeSans" officeooo:rsid="003c4d8a"/>
    </style:style>
    <style:style style:name="T36" style:family="text">
      <style:text-properties style:font-name="FreeSans" officeooo:rsid="003f6b56"/>
    </style:style>
    <style:style style:name="T37" style:family="text">
      <style:text-properties style:font-name="FreeSans" fo:font-weight="bold" officeooo:rsid="0040ec5e" style:font-weight-asian="bold" style:font-weight-complex="bold"/>
    </style:style>
    <style:style style:name="T38" style:family="text">
      <style:text-properties style:font-name="FreeSans" fo:font-weight="bold" officeooo:rsid="00428e07" style:font-weight-asian="bold" style:font-weight-complex="bold"/>
    </style:style>
    <style:style style:name="T39" style:family="text">
      <style:text-properties style:font-name="FreeSans" fo:font-weight="bold" officeooo:rsid="004606e8" style:font-weight-asian="bold" style:font-weight-complex="bold"/>
    </style:style>
    <style:style style:name="T40" style:family="text">
      <style:text-properties style:font-name="FreeSans" fo:font-weight="bold" officeooo:rsid="004bb216" style:font-weight-asian="bold" style:font-weight-complex="bold"/>
    </style:style>
    <style:style style:name="T41" style:family="text">
      <style:text-properties style:font-name="FreeSans" fo:font-weight="bold" officeooo:rsid="004c6a15" style:font-weight-asian="bold" style:font-weight-complex="bold"/>
    </style:style>
    <style:style style:name="T42" style:family="text">
      <style:text-properties style:font-name="FreeSans" officeooo:rsid="004606e8"/>
    </style:style>
    <style:style style:name="T43" style:family="text">
      <style:text-properties style:font-name="FreeSans" officeooo:rsid="00208b95"/>
    </style:style>
    <style:style style:name="T44" style:family="text">
      <style:text-properties style:font-name="FreeSans" officeooo:rsid="0051f085"/>
    </style:style>
    <style:style style:name="T45" style:family="text">
      <style:text-properties style:font-name="FreeSans" officeooo:rsid="0052a397"/>
    </style:style>
    <style:style style:name="T46" style:family="text">
      <style:text-properties style:font-name="FreeSans" officeooo:rsid="0059d788"/>
    </style:style>
    <style:style style:name="T47" style:family="text">
      <style:text-properties style:font-name="FreeSans" officeooo:rsid="0040ec5e"/>
    </style:style>
    <style:style style:name="T48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49" style:family="text">
      <style:text-properties style:font-name="FreeSans" fo:font-size="11pt" officeooo:rsid="00676525" style:font-size-asian="11pt" style:font-size-complex="11pt"/>
    </style:style>
    <style:style style:name="T50" style:family="text">
      <style:text-properties style:font-name="FreeSans" fo:font-size="11pt" officeooo:rsid="006ab858" style:font-size-asian="11pt" style:font-size-complex="11pt"/>
    </style:style>
    <style:style style:name="T51" style:family="text">
      <style:text-properties officeooo:rsid="0026bac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6bac1" style:font-weight-asian="normal" style:font-weight-complex="normal"/>
    </style:style>
    <style:style style:name="T54" style:family="text">
      <style:text-properties fo:font-weight="normal" officeooo:rsid="00318284" style:font-weight-asian="normal" style:font-weight-complex="normal"/>
    </style:style>
    <style:style style:name="T55" style:family="text">
      <style:text-properties officeooo:rsid="002e4179"/>
    </style:style>
    <style:style style:name="T56" style:family="text">
      <style:text-properties officeooo:rsid="002fe437"/>
    </style:style>
    <style:style style:name="T57" style:family="text">
      <style:text-properties officeooo:rsid="0059d788"/>
    </style:style>
    <style:style style:name="T58" style:family="text">
      <style:text-properties officeooo:rsid="005d0fb7"/>
    </style:style>
    <style:style style:name="T59" style:family="text">
      <style:text-properties officeooo:rsid="00437059"/>
    </style:style>
    <style:style style:name="T60" style:family="text">
      <style:text-properties officeooo:rsid="00676525"/>
    </style:style>
    <style:style style:name="T61" style:family="text">
      <style:text-properties officeooo:rsid="007417d1"/>
    </style:style>
    <style:style style:name="T62" style:family="text">
      <style:text-properties officeooo:rsid="00780ece"/>
    </style:style>
    <style:style style:name="T63" style:family="text">
      <style:text-properties officeooo:rsid="007c6ef0"/>
    </style:style>
    <style:style style:name="T64" style:family="text">
      <style:text-properties officeooo:rsid="007dd640"/>
    </style:style>
    <style:style style:name="T65" style:family="text">
      <style:text-properties officeooo:rsid="007fa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502740943" text:style-name="L1">
        <text:list-item>
          <text:p text:style-name="P3">Aula – 1 <text:span text:style-name="T55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43">[ Etapa </text:span><text:span text:style-name="T46">2</text:span><text:span text:style-name="T43"> ] <text:s/>-</text:span><text:span text:style-name="T44">Conceito</text:span><text:span text:style-name="T43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6">3</text:span><text:span text:style-name="T3"> ] - </text:span><text:span text:style-name="T45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6">4</text:span><text:span text:style-name="T3"> ] - </text:span><text:span text:style-name="T4">Atribuição e Referência em Java</text:span></text:p>
              <text:list>
                <text:list-item>
                  <text:p text:style-name="P48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7">5</text:span> ] - Conceito de <text:span text:style-name="T60">N</text:span>ó e Encadeamento de <text:span text:style-name="T60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49">[ Etapa </text:span><text:span text:style-name="T50">7</text:span><text:span text:style-name="T49"> ] - </text:span><text:span text:style-name="T50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51">2 </text:span><text:span text:style-name="T55">Pilhas </text:span><text:span text:style-name="T56">[LIFO: Last In, First Out]</text:span></text:p>
          <text:list>
            <text:list-item>
              <text:p text:style-name="P5"><text:span text:style-name="T53">[ </text:span><text:span text:style-name="T52">Etapa 1 ] - Explicação teórica do conceito de Pilhas</text:span></text:p>
            </text:list-item>
            <text:list-item>
              <text:p text:style-name="P21"><text:span text:style-name="T52">[ Etapa 2 ] - Implementação da classe Pilha (Métodos: </text:span><text:span text:style-name="T54">Top, Push e Pop</text:span><text:span text:style-name="T52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48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45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46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47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47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47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5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49"><text:span text:style-name="T2">Aula – </text:span><text:span text:style-name="T34">5</text:span><text:span text:style-name="T2"> Listas </text:span><text:span text:style-name="T34">Duplamente</text:span><text:span text:style-name="T2"> Encadeadas</text:span></text:p>
          <text:list>
            <text:list-item>
              <text:p text:style-name="P37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7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</text:span></text:p>
            </text:list-item>
            <text:list-item>
              <text:p text:style-name="P37"><text:span text:style-name="T6">[ Etapa </text:span><text:span text:style-name="T29">4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  <text:list-item>
          <text:p text:style-name="P51"><text:span text:style-name="T34">A</text:span><text:span text:style-name="T2">ula – 6 Listas Circulares</text:span></text:p>
          <text:list>
            <text:list-item>
              <text:p text:style-name="P38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8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38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0"><text:span text:style-name="T2">Aula – </text:span><text:span text:style-name="T42">7</text:span><text:span text:style-name="T2"> </text:span><text:span text:style-name="T36">Á</text:span><text:span text:style-name="T35">rvores</text:span></text:p>
          <text:list>
            <text:list-item>
              <text:p text:style-name="P39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2"><text:soft-page-break/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40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39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39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[ <text:span text:style-name="T59">Etapa</text:span> <text:span text:style-name="T61">7</text:span> ] - Implementação da classe ArvoreBinaria</text:p>
            </text:list-item>
            <text:list-item>
              <text:p text:style-name="P25">[ Etapa <text:span text:style-name="T61">8</text:span> ] - Utilização da classe ArvoreBinaria</text:p>
            </text:list-item>
          </text:list>
        </text:list-item>
        <text:list-item>
          <text:p text:style-name="P41"><text:span text:style-name="T37">Aula – </text:span><text:span text:style-name="T39">8</text:span><text:span text:style-name="T37"> </text:span><text:span text:style-name="T40">Principais </text:span><text:span text:style-name="T38">Implementações </text:span><text:span text:style-name="T41">das estruturas de dados </text:span><text:span text:style-name="T38">do</text:span><text:span text:style-name="T37"> Java</text:span></text:p>
          <text:list>
            <text:list-item>
              <text:p text:style-name="P53"><text:span text:style-name="T47">[ </text:span><text:span text:style-name="T2">Etapa 1</text:span><text:span text:style-name="T47"> </text:span><text:span text:style-name="T2">] - Conceitos de equals e hashCode</text:span></text:p>
            </text:list-item>
            <text:list-item>
              <text:p text:style-name="P42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3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4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58">5</text:span> ] - Set <text:span text:style-name="T62">(</text:span>HashSet<text:span text:style-name="T62">)</text:span></text:p>
            </text:list-item>
            <text:list-item>
              <text:p text:style-name="P26">[ Etapa <text:span text:style-name="T58">6</text:span> ] - Map <text:span text:style-name="T62">(</text:span>HashMap<text:span text:style-name="T62">)</text:span></text:p>
            </text:list-item>
            <text:list-item>
              <text:p text:style-name="P27">[ <text:span text:style-name="T59">Etapa</text:span> <text:span text:style-name="T58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01:58:30.492000000</dc:date>
    <meta:editing-duration>PT16H6M15S</meta:editing-duration>
    <meta:editing-cycles>70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80" meta:word-count="705" meta:character-count="3403" meta:non-whitespace-character-count="2848"/>
  </office:meta>
</office:document-meta>
</file>